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3DEB79E9C260D95118.png" manifest:media-type="image/png"/>
  <manifest:file-entry manifest:full-path="Pictures/10000000000002F000000022299043CB8313294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15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15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7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8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9" style:family="graphic" style:parent-style-name="standard">
      <style:graphic-properties draw:stroke="none" draw:fill="solid" draw:fill-color="#6666ff" draw:textarea-horizontal-align="justify" draw:textarea-vertical-align="middle" draw:auto-grow-height="false" fo:min-height="5.751cm" fo:min-width="7.301cm"/>
    </style:style>
    <style:style style:name="gr10" style:family="graphic" style:parent-style-name="standard">
      <style:graphic-properties svg:stroke-color="#000000" draw:fill-color="#99ff66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color="#000000" draw:fill-color="#ffff99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color="#000000" draw:fill-color="#ff3333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svg:stroke-color="#000000" draw:fill-color="#ffff99" draw:textarea-horizontal-align="justify" draw:textarea-vertical-align="middle" draw:auto-grow-height="false" fo:min-height="0.15cm" fo:min-width="0cm"/>
    </style:style>
    <style:style style:name="gr14" style:family="graphic" style:parent-style-name="standard">
      <style:graphic-properties svg:stroke-color="#000000" draw:fill-color="#99ff66" draw:textarea-horizontal-align="justify" draw:textarea-vertical-align="middle" draw:auto-grow-height="false" fo:min-height="0.15cm" fo:min-width="0cm"/>
    </style:style>
    <style:style style:name="gr15" style:family="graphic" style:parent-style-name="standard">
      <style:graphic-properties svg:stroke-color="#000000" draw:fill-color="#ff3333" draw:textarea-horizontal-align="justify" draw:textarea-vertical-align="middle" draw:auto-grow-height="false" fo:min-height="0.15cm" fo:min-width="0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000000"/>
    </style:style>
    <style:style style:name="P7" style:family="paragraph">
      <loext:graphic-properties draw:fill="solid" draw:fill-color="#c7243a"/>
      <style:paragraph-properties fo:text-align="center"/>
    </style:style>
    <style:style style:name="P8" style:family="paragraph">
      <loext:graphic-properties draw:fill="solid" draw:fill-color="#edad0b"/>
      <style:paragraph-properties fo:text-align="center"/>
    </style:style>
    <style:style style:name="P9" style:family="paragraph">
      <loext:graphic-properties draw:fill="solid" draw:fill-color="#009f8c"/>
      <style:paragraph-properties fo:text-align="center"/>
    </style:style>
    <style:style style:name="P10" style:family="paragraph">
      <loext:graphic-properties draw:fill="solid" draw:fill-color="#6666ff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000000"/>
    </style:style>
    <style:style style:name="P12" style:family="paragraph">
      <loext:graphic-properties draw:fill-color="#99ff66"/>
      <style:paragraph-properties fo:text-align="center"/>
    </style:style>
    <style:style style:name="P13" style:family="paragraph">
      <loext:graphic-properties draw:fill-color="#ffff99"/>
      <style:paragraph-properties fo:text-align="center"/>
    </style:style>
    <style:style style:name="P14" style:family="paragraph">
      <loext:graphic-properties draw:fill-color="#ff3333"/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fo:color="#000000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(C) 2019 by Andreas Merkle (web@blue-andi.de)</presentation:footer-decl>
      <draw:page draw:name="page1" draw:style-name="dp1" draw:master-page-name="Classy_5f_Red" presentation:presentation-page-layout-name="AL1T0" presentation:use-footer-name="ftr1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/>Pixelix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ESP32 display with<text:line-break/>RGB LEDs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Pixelix</text:p>
          </draw:text-box>
        </draw:frame>
        <draw:frame presentation:style-name="pr5" draw:layer="layout" svg:width="25.199cm" svg:height="1.8cm" svg:x="1.4cm" svg:y="4.6cm" presentation:class="outline" presentation:user-transformed="true">
          <draw:text-box>
            <text:list text:style-name="L2">
              <text:list-item>
                <text:p>RGB color display with 8x32 pixels.</text:p>
              </text:list-item>
              <text:list-item>
                <text:p>Control it via REST API or websocket interface.</text:p>
              </text:list-item>
            </text:list>
          </draw:text-box>
        </draw:frame>
        <draw:g>
          <draw:custom-shape draw:style-name="gr2" draw:text-style-name="P3" draw:layer="layout" svg:width="0.4cm" svg:height="0.4cm" svg:x="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10.8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Pixelix</text:p>
          </draw:text-box>
        </draw:frame>
        <draw:frame presentation:style-name="pr5" draw:layer="layout" svg:width="25.199cm" svg:height="1.8cm" svg:x="1.4cm" svg:y="4.6cm" presentation:class="outline" presentation:user-transformed="true">
          <draw:text-box>
            <text:list text:style-name="L2">
              <text:list-item>
                <text:p>Coordinatesystem</text:p>
              </text:list-item>
            </text:list>
          </draw:text-box>
        </draw:frame>
        <draw:g>
          <draw:custom-shape draw:style-name="gr2" draw:text-style-name="P3" draw:layer="layout" svg:width="0.4cm" svg:height="0.4cm" svg:x="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10.8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4" draw:layer="layout" svg:width="0.4cm" svg:height="0.4cm" svg:x="6cm" svg:y="8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6cm" svg:y1="7.4cm" svg:x2="8cm" svg:y2="7.4cm">
          <text:p/>
        </draw:line>
        <draw:line draw:style-name="gr4" draw:text-style-name="P5" draw:layer="layout" svg:x1="5.4cm" svg:y1="8cm" svg:x2="5.4cm" svg:y2="9.8cm">
          <text:p/>
        </draw:line>
        <draw:frame draw:style-name="gr5" draw:text-style-name="P6" draw:layer="layout" svg:width="2cm" svg:height="0.962cm" svg:x="4cm" svg:y="6.6cm">
          <draw:text-box>
            <text:p><text:span text:style-name="T1">(0;0)</text:span></text:p>
          </draw:text-box>
        </draw:frame>
        <draw:frame draw:style-name="gr5" draw:text-style-name="P6" draw:layer="layout" svg:width="2cm" svg:height="0.962cm" svg:x="6cm" svg:y="6.438cm">
          <draw:text-box>
            <text:p text:style-name="P4"><text:span text:style-name="T1">x</text:span></text:p>
          </draw:text-box>
        </draw:frame>
        <draw:frame draw:style-name="gr5" draw:text-style-name="P6" draw:layer="layout" svg:width="2cm" svg:height="0.962cm" svg:x="3.4cm" svg:y="8.2cm">
          <draw:text-box>
            <text:p text:style-name="P4"><text:span text:style-name="T1">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Pixelix</text:p>
          </draw:text-box>
        </draw:frame>
        <draw:frame presentation:style-name="pr5" draw:layer="layout" svg:width="25.199cm" svg:height="2.2cm" svg:x="1.4cm" svg:y="4.6cm" presentation:class="outline" presentation:user-transformed="true">
          <draw:text-box>
            <text:list text:style-name="L2">
              <text:list-item>
                <text:p>3 predefined layouts are available as compiled-in plugins. Additional compiled-in plugins can be added.</text:p>
              </text:list-item>
              <text:list-item>
                <text:p>Several configurable slots, which are shown round-robin wise. The duration of each slot is configurable.</text:p>
              </text:list-item>
              <text:list-item>
                <text:p>The layout of a slot can be selected.</text:p>
              </text:list-item>
            </text:list>
          </draw:text-box>
        </draw:frame>
        <draw:custom-shape draw:style-name="gr6" draw:text-style-name="P7" draw:layer="layout" svg:width="7.6cm" svg:height="6cm" svg:x="0.4cm" svg:y="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8" draw:layer="layout" svg:width="7.8cm" svg:height="6cm" svg:x="6.8cm" svg:y="8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9" draw:layer="layout" svg:width="7.8cm" svg:height="6cm" svg:x="13.4cm" svg:y="8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0" draw:layer="layout" svg:width="7.8cm" svg:height="6cm" svg:x="20cm" svg:y="8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6" draw:layer="layout" svg:width="3cm" svg:height="0.962cm" svg:x="1.8cm" svg:y="8.238cm">
          <draw:text-box>
            <text:p text:style-name="P4"><text:span text:style-name="T1">Slot 0</text:span></text:p>
          </draw:text-box>
        </draw:frame>
        <draw:frame draw:style-name="gr5" draw:text-style-name="P6" draw:layer="layout" svg:width="3cm" svg:height="0.962cm" svg:x="8.8cm" svg:y="8.2cm">
          <draw:text-box>
            <text:p text:style-name="P4"><text:span text:style-name="T1">Slot 1</text:span></text:p>
          </draw:text-box>
        </draw:frame>
        <draw:frame draw:style-name="gr5" draw:text-style-name="P6" draw:layer="layout" svg:width="3cm" svg:height="0.962cm" svg:x="15.6cm" svg:y="8.238cm">
          <draw:text-box>
            <text:p text:style-name="P4"><text:span text:style-name="T1">Slot 2</text:span></text:p>
          </draw:text-box>
        </draw:frame>
        <draw:frame draw:style-name="gr5" draw:text-style-name="P11" draw:layer="layout" svg:width="3cm" svg:height="0.962cm" svg:x="22.2cm" svg:y="8.238cm">
          <draw:text-box>
            <text:p text:style-name="P4"><text:span text:style-name="T1">Slot 3</text:span></text:p>
          </draw:text-box>
        </draw:frame>
        <draw:g>
          <draw:g>
            <draw:custom-shape draw:style-name="gr10" draw:text-style-name="P12" draw:layer="layout" svg:width="0.175cm" svg:height="0.175cm" svg:x="2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17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17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17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17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17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17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17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17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3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3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3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3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3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3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3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3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52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52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52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52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52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52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52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52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7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7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7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7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7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7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7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7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87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87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87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87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87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87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87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87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3.0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3.0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3.0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3.0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3.0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3.0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3.0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3.0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3.22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3.22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3.22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3.22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3.22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3.22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3.22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3.225cm" svg:y="11.625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11" draw:text-style-name="P13" draw:layer="layout" svg:width="0.175cm" svg:height="0.175cm" svg:x="3.4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4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4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4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4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4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4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5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5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5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5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5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5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5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9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9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9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9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9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9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9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1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1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1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1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1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1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1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2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2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2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2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2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2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2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4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4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4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4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4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4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4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6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6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6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6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6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6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6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8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8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8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8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8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8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8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9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9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9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9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9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9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9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1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1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1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1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1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1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1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3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3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3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3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3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3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3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6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6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6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6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6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6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6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8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8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8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8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8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8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8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0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0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0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0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0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0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0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2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2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2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2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2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2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2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3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3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3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3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3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3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3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5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5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5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5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5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5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5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7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7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7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7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7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7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7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9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9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9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9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9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9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9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0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0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0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0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0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0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0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4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4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4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4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4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4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425cm" svg:y="11.45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2" draw:text-style-name="P14" draw:layer="layout" svg:width="0.175cm" svg:height="0.175cm" svg:x="3.4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3.5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3.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3.9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4.1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4.2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4.4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4.6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4.8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4.9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5.1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5.3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5.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5.6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5.8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6.0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6.2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6.3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6.5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6.7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6.9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7.0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7.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7.425cm" svg:y="11.625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g>
            <draw:custom-shape draw:style-name="gr10" draw:text-style-name="P12" draw:layer="layout" svg:width="0.175cm" svg:height="0.175cm" svg:x="8.6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6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6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6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6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6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6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6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77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77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77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77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77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77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77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77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9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9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9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9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9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9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9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9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12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12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12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12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12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12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12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12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3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3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3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3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3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3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3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3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47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47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47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47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47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47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47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47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6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6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6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6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6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6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6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6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82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82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82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82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82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82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82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825cm" svg:y="11.625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11" draw:text-style-name="P13" draw:layer="layout" svg:width="0.175cm" svg:height="0.175cm" svg:x="10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1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1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1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1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1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1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1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3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3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3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3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3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3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3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5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5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5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5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5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5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5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7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7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7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7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7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7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7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8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8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8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8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8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8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8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0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0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0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0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0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0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0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2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2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2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2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2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2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2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4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4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4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4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4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4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4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5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5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5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5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5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5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5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9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9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9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9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9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9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9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1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1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1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1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1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1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1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2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2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2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2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2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2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2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4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4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4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4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4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4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4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6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6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6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6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6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6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6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8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8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8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8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8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8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8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9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9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9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9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9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9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9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1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1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1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1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1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1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1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3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3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3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3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3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3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3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6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6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6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6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6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6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6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8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8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8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8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8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8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8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4.0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4.0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4.0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4.0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4.0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4.0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4.025cm" svg:y="11.45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2" draw:text-style-name="P14" draw:layer="layout" svg:width="0.175cm" svg:height="0.175cm" svg:x="10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0.1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0.3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0.5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0.7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0.8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1.0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1.2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1.4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1.5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1.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1.9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2.1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2.2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2.4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2.6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2.8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2.9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3.1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3.3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3.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3.6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3.8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4.025cm" svg:y="11.625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g>
            <draw:custom-shape draw:style-name="gr10" draw:text-style-name="P12" draw:layer="layout" svg:width="0.175cm" svg:height="0.175cm" svg:x="15.2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2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2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2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2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2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2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2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37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37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37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37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37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37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37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37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5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5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5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5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5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5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5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5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72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72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72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72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72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72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72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72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9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9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9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9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9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9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9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9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07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07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07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07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07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07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07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07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2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2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2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2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2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2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2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2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42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42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42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42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42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42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42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425cm" svg:y="11.625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11" draw:text-style-name="P13" draw:layer="layout" svg:width="0.175cm" svg:height="0.175cm" svg:x="16.6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6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6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6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6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6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6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7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7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7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7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7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7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7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9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9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9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9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9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9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9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1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1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1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1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1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1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1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3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3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3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3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3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3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3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4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4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4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4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4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4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4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6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6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6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6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6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6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6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8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8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8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8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8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8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8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1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1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1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1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1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1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1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3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3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3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3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3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3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3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5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5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5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5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5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5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5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7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7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7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7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7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7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7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8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8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8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8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8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8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8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0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0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0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0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0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0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0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2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2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2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2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2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2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2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4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4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4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4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4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4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4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5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5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5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5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5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5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5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9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9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9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9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9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9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9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1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1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1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1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1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1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1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2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2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2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2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2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2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2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4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4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4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4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4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4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4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6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6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6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6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6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6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625cm" svg:y="11.45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2" draw:text-style-name="P14" draw:layer="layout" svg:width="0.175cm" svg:height="0.175cm" svg:x="16.6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6.7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6.9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7.1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7.3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7.4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7.6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7.8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8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8.1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8.3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8.5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8.7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8.8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9.0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9.2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9.4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9.5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9.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9.9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0.1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0.2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0.4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0.625cm" svg:y="11.625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g>
            <draw:custom-shape draw:style-name="gr10" draw:text-style-name="P12" draw:layer="layout" svg:width="0.175cm" svg:height="0.175cm" svg:x="21.8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1.8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1.8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1.8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1.8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1.8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1.8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1.8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1.97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1.97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1.97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1.97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1.97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1.97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1.97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1.97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1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1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1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1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1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1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1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1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32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32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32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32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32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32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32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32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67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67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67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67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67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67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67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67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8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8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8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8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8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8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8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8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3.02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3.02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3.02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3.02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3.02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3.02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3.02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3.025cm" svg:y="11.625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11" draw:text-style-name="P13" draw:layer="layout" svg:width="0.175cm" svg:height="0.175cm" svg:x="23.2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2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2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2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2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2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2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3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3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3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3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3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3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3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5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5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5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5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5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5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5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7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7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7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7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7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7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7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9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9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9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9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9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9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9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0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0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0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0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0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0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0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4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4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4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4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4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4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4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6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6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6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6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6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6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6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7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7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7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7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7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7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7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9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9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9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9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9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9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9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1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1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1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1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1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1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1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3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3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3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3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3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3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3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4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4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4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4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4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4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4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6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6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6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6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6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6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6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8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8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8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8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8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8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8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1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1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1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1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1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1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1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3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3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3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3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3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3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3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5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5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5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5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5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5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5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7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7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7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7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7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7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7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8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8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8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8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8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8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8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7.0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7.0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7.0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7.0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7.0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7.0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7.0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7.2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7.2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7.2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7.2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7.2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7.2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7.225cm" svg:y="11.45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2" draw:text-style-name="P14" draw:layer="layout" svg:width="0.175cm" svg:height="0.175cm" svg:x="23.2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3.3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3.5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3.7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3.9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4.0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4.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4.4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4.6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4.7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4.9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5.1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5.3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5.4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5.6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5.8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6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6.1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6.3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6.5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6.7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6.8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7.0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7.225cm" svg:y="11.625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Pixelix</text:p>
          </draw:text-box>
        </draw:frame>
        <draw:frame presentation:style-name="pr5" draw:layer="layout" svg:width="25.199cm" svg:height="2.2cm" svg:x="1.4cm" svg:y="4.6cm" presentation:class="outline" presentation:user-transformed="true">
          <draw:text-box>
            <text:list text:style-name="L2">
              <text:list-item>
                <text:p><text:span text:style-name="T2">Layout 0: One text box over the whole display.</text:span></text:p>
              </text:list-item>
              <text:list-item>
                <text:p>Layout 1: A 8x8 bitmap box left and text box right.</text:p>
              </text:list-item>
              <text:list-item>
                <text:p>Layout 2: A 8x8 bitmap box left, a text box right and some signals below the text box.</text:p>
              </text:list-item>
            </text:list>
          </draw:text-box>
        </draw:frame>
        <draw:g>
          <draw:custom-shape draw:style-name="gr13" draw:text-style-name="P13" draw:layer="layout" svg:width="0.4cm" svg:height="0.4cm" svg:x="6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.4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.4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.4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.4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.4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.4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.4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.4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.8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.8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.8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.8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.8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.8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.8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.8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7.2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7.2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7.2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7.2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7.2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7.2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7.2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7.2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7.6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7.6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7.6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7.6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7.6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7.6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7.6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7.6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.4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.4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.4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.4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.4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.4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.4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.4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.8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.8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.8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.8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.8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.8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.8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.8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2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2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2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2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2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2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2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2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6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6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6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6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6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6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6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6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4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4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4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4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4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4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4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4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8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8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8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8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8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8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8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8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2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2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2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2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2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2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2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2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6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6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6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6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6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6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6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6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4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4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4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4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4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4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4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4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8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8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8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8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8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8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8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8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2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2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2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2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2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2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2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2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6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6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6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6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6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6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6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6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4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4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4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4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4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4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4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4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8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8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8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8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8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8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8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8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2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2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2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2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2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2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2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2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6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6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6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6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6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6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6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6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4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4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4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4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4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4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4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4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8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8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8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8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8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8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8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8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2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2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2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2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2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2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2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2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6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6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6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6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6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6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6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6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.4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.4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.4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.4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.4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.4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.4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.4cm" svg:y="10.8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Pixelix</text:p>
          </draw:text-box>
        </draw:frame>
        <draw:frame presentation:style-name="pr5" draw:layer="layout" svg:width="25.199cm" svg:height="2.2cm" svg:x="1.4cm" svg:y="4.6cm" presentation:class="outline" presentation:user-transformed="true">
          <draw:text-box>
            <text:list text:style-name="L2">
              <text:list-item>
                <text:p>Layout 0: One text box over the whole display.</text:p>
              </text:list-item>
              <text:list-item>
                <text:p><text:span text:style-name="T2">Layout 1: A 8x8 bitmap box left and text box right.</text:span></text:p>
              </text:list-item>
              <text:list-item>
                <text:p>Layout 2: A 8x8 bitmap box left, a text box right and some signals below the text box.</text:p>
              </text:list-item>
            </text:list>
          </draw:text-box>
        </draw:frame>
        <draw:g>
          <draw:custom-shape draw:style-name="gr14" draw:text-style-name="P12" draw:layer="layout" svg:width="0.4cm" svg:height="0.4cm" svg:x="6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.4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.4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.4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.4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.4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.4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.4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.4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.8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.8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.8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.8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.8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.8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.8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.8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7.2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7.2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7.2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7.2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7.2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7.2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7.2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7.2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7.6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7.6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7.6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7.6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7.6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7.6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7.6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7.6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.4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.4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.4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.4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.4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.4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.4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.4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.8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.8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.8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.8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.8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.8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.8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.8cm" svg:y="10.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3" draw:layer="layout" svg:width="0.4cm" svg:height="0.4cm" svg:x="9.2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2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2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2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2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2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2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2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6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6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6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6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6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6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6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6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4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4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4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4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4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4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4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4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8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8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8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8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8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8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8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8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2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2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2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2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2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2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2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2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6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6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6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6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6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6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6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6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4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4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4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4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4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4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4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4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8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8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8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8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8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8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8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8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2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2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2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2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2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2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2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2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6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6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6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6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6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6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6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6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4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4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4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4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4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4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4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4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8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8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8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8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8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8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8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8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2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2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2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2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2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2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2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2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6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6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6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6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6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6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6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6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4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4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4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4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4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4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4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4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8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8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8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8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8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8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8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8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2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2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2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2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2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2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2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2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6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6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6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6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6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6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6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6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.4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.4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.4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.4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.4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.4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.4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.4cm" svg:y="10.8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Pixelix</text:p>
          </draw:text-box>
        </draw:frame>
        <draw:frame presentation:style-name="pr5" draw:layer="layout" svg:width="25.199cm" svg:height="2.2cm" svg:x="1.4cm" svg:y="4.6cm" presentation:class="outline" presentation:user-transformed="true">
          <draw:text-box>
            <text:list text:style-name="L2">
              <text:list-item>
                <text:p>Layout 0: One text box over the whole display.</text:p>
              </text:list-item>
              <text:list-item>
                <text:p>Layout 1: A 8x8 bitmap box left and text box right.</text:p>
              </text:list-item>
              <text:list-item>
                <text:p><text:span text:style-name="T2">Layout 2: A 8x8 bitmap box left, a text box right and some signals below the text box.</text:span></text:p>
              </text:list-item>
            </text:list>
          </draw:text-box>
        </draw:frame>
        <draw:g>
          <draw:g>
            <draw:custom-shape draw:style-name="gr14" draw:text-style-name="P12" draw:layer="layout" svg:width="0.4cm" svg:height="0.4cm" svg:x="6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cm" svg:y="8.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cm" svg:y="8.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cm" svg:y="9.2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cm" svg:y="9.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cm" svg:y="10.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.4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.4cm" svg:y="8.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.4cm" svg:y="8.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.4cm" svg:y="9.2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.4cm" svg:y="9.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.4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.4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.4cm" svg:y="10.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.8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.8cm" svg:y="8.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.8cm" svg:y="8.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.8cm" svg:y="9.2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.8cm" svg:y="9.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.8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.8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.8cm" svg:y="10.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7.2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7.2cm" svg:y="8.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7.2cm" svg:y="8.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7.2cm" svg:y="9.2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7.2cm" svg:y="9.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7.2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7.2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7.2cm" svg:y="10.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7.6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7.6cm" svg:y="8.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7.6cm" svg:y="8.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7.6cm" svg:y="9.2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7.6cm" svg:y="9.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7.6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7.6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7.6cm" svg:y="10.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cm" svg:y="8.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cm" svg:y="8.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cm" svg:y="9.2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cm" svg:y="9.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cm" svg:y="10.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.4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.4cm" svg:y="8.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.4cm" svg:y="8.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.4cm" svg:y="9.2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.4cm" svg:y="9.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.4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.4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.4cm" svg:y="10.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.8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.8cm" svg:y="8.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.8cm" svg:y="8.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.8cm" svg:y="9.2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.8cm" svg:y="9.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.8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.8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.8cm" svg:y="10.8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13" draw:text-style-name="P13" draw:layer="layout" svg:width="0.4cm" svg:height="0.4cm" svg:x="9.2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9.2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9.2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9.2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9.2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9.2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9.2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9.6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9.6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9.6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9.6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9.6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9.6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9.6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.4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.4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.4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.4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.4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.4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.4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.8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.8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.8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.8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.8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.8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.8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1.2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1.2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1.2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1.2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1.2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1.2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1.2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1.6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1.6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1.6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1.6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1.6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1.6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1.6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.4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.4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.4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.4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.4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.4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.4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.8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.8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.8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.8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.8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.8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.8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3.2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3.2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3.2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3.2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3.2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3.2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3.2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3.6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3.6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3.6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3.6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3.6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3.6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3.6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.4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.4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.4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.4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.4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.4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.4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.8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.8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.8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.8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.8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.8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.8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5.2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5.2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5.2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5.2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5.2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5.2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5.2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5.6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5.6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5.6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5.6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5.6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5.6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5.6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.4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.4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.4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.4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.4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.4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.4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.8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.8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.8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.8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.8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.8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.8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7.2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7.2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7.2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7.2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7.2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7.2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7.2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7.6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7.6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7.6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7.6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7.6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7.6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7.6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8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8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8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8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8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8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8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8.4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8.4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8.4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8.4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8.4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8.4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8.4cm" svg:y="10.4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5" draw:text-style-name="P14" draw:layer="layout" svg:width="0.4cm" svg:height="0.4cm" svg:x="9.2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9.6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0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0.4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0.8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1.2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1.6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2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2.4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2.8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3.2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3.6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4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4.4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4.8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5.2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5.6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6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6.4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6.8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7.2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7.6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8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8.4cm" svg:y="10.8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svg:stroke-color="#3465a4"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end"/>
    </style:style>
    <style:style style:name="MP13" style:family="paragraph"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fo:color="#ffffff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0.989cm" svg:x="11.725cm" svg:y="14.741cm" presentation:class="footer">
        <draw:text-box>
          <text:p text:style-name="MP8"><text:span text:style-name="MT3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Foliennumm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2"><text:span text:style-name="MT2"><text:page-number>&lt;Foliennummer&gt;</text:page-number></text:span></text:p>
        </draw:text-box>
      </draw:frame>
      <draw:frame presentation:style-name="Mpr6" draw:text-style-name="MP9" draw:layer="backgroundobjects" svg:width="8.875cm" svg:height="0.989cm" svg:x="11.725cm" svg:y="15.102cm">
        <draw:text-box>
          <text:p text:style-name="MP13"><text:span text:style-name="MT3"><presentation:footer/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2T21:03:24.190000000</meta:creation-date>
    <meta:editing-duration>PT19M24S</meta:editing-duration>
    <meta:editing-cycles>5</meta:editing-cycles>
    <meta:generator>LibreOffice/6.1.4.2$Windows_X86_64 LibreOffice_project/9d0f32d1f0b509096fd65e0d4bec26ddd1938fd3</meta:generator>
    <dc:title>Classy Red</dc:title>
    <dc:date>2020-04-19T16:49:08.143000000</dc:date>
    <dc:creator>Andreas Merkle</dc:creator>
    <meta:document-statistic meta:object-count="2413"/>
  </office:meta>
</office:document-meta>
</file>